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7cm" fo:min-width="3.691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5.147cm" fo:min-width="9.342cm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656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5.135cm" fo:min-width="4.148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067cm" fo:min-width="4.89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127cm" svg:x="7.35cm" svg:y="6.08cm">
          <text:p text:style-name="P1">Mapeo al estado cuántic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4.127cm" svg:x="11.897cm" svg:y="6.08cm">
          <text:p text:style-name="P1">Estimación distancia entre estados cuántic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42cm" svg:height="5.397cm" svg:x="6.715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4.127cm" svg:x="18.716cm" svg:y="6.08cm">
          <text:p text:style-name="P1">SVM </text:p>
          <text:p text:style-name="P1">clásic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21cm" svg:height="0.762cm" svg:x="16.978cm" svg:y="7.8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321cm" svg:height="0.762cm" svg:x="23.425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321cm" svg:height="0.762cm" svg:x="5.076cm" svg:y="7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1.905cm" svg:height="1.27cm" svg:x="2.952cm" svg:y="7.667cm">
          <draw:text-box>
            <text:p>{ X<text:span text:style-name="T1">i </text:span>}</text:p>
          </draw:text-box>
        </draw:frame>
        <draw:frame draw:style-name="gr4" draw:text-style-name="P4" draw:layer="layout" svg:width="1.905cm" svg:height="1.27cm" svg:x="24.812cm" svg:y="7.767cm">
          <draw:text-box>
            <text:p>{ Y<text:span text:style-name="T1">i </text:span>}</text:p>
          </draw:text-box>
        </draw:frame>
        <draw:frame draw:style-name="gr4" draw:text-style-name="P4" draw:layer="layout" svg:width="1.905cm" svg:height="1.27cm" svg:x="16.957cm" svg:y="7.015cm">
          <draw:text-box>
            <text:p><text:s/>K</text:p>
          </draw:text-box>
        </draw:frame>
        <draw:frame draw:style-name="gr5" draw:text-style-name="P4" draw:layer="layout" svg:width="9.208cm" svg:height="1.673cm" svg:x="7.032cm" svg:y="11.16cm">
          <draw:text-box>
            <text:p>Computadora cuántica, QPU</text:p>
          </draw:text-box>
        </draw:frame>
        <draw:frame draw:style-name="gr5" draw:text-style-name="P4" draw:layer="layout" svg:width="4.446cm" svg:height="1.673cm" svg:x="18.779cm" svg:y="11.16cm">
          <draw:text-box>
            <text:p>Computadora</text:p>
            <text:p text:style-name="P3">clásica </text:p>
          </draw:text-box>
        </draw:frame>
        <draw:custom-shape draw:style-name="gr6" draw:text-style-name="P2" draw:layer="layout" svg:width="4.648cm" svg:height="5.385cm" svg:x="18.463cm" svg:y="5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397cm" svg:height="0.317cm" svg:x="11.795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3T15:55:56.334020125</meta:creation-date>
    <dc:date>2023-07-04T08:45:24.297319678</dc:date>
    <meta:editing-duration>PT20M24S</meta:editing-duration>
    <meta:editing-cycles>8</meta:editing-cycles>
    <meta:generator>LibreOffice/7.3.7.2$Linux_X86_64 LibreOffice_project/30$Build-2</meta:generator>
    <meta:document-statistic meta:object-count="14"/>
  </office:meta>
</office:document-meta>
</file>